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break-before="page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 style:list-style-name="WWNum9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10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6">
      <style:paragraph-properties fo:margin-left="0.5in" fo:margin-right="0in" fo:margin-top="0in" fo:margin-bottom="0in" loext:contextual-spacing="tru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11" style:family="paragraph" style:parent-style-name="Standard" style:list-style-name="WWNum7">
      <style:paragraph-properties fo:margin-left="0.5in" fo:margin-right="0in" fo:margin-top="0in" fo:margin-bottom="0in" loext:contextual-spacing="true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13" style:family="paragraph" style:parent-style-name="Standard" style:list-style-name="WWNum8">
      <style:paragraph-properties fo:margin-left="0.5in" fo:margin-right="0in" fo:margin-top="0in" fo:margin-bottom="0in" loext:contextual-spacing="true" fo:text-indent="-0.25in" style:auto-text-indent="false"/>
    </style:style>
    <style:style style:name="P14" style:family="paragraph" style:parent-style-name="Standard" style:list-style-name="WWNum12">
      <style:paragraph-properties fo:margin-left="0.5in" fo:margin-right="0in" fo:margin-top="0in" fo:margin-bottom="0in" loext:contextual-spacing="true" fo:text-indent="-0.25in" style:auto-text-indent="false"/>
    </style:style>
    <style:style style:name="P15" style:family="paragraph" style:parent-style-name="Standard" style:list-style-name="WWNum11">
      <style:paragraph-properties fo:margin-left="1in" fo:margin-right="0in" fo:margin-top="0in" fo:margin-bottom="0in" loext:contextual-spacing="true" fo:text-indent="-0.25in" style:auto-text-indent="false"/>
    </style:style>
    <style:style style:name="P16" style:family="paragraph">
      <loext:graphic-properties draw:fill="solid" draw:fill-color="#a0a0a0"/>
      <style:paragraph-properties fo:text-align="center"/>
    </style:style>
    <style:style style:name="T1" style:family="text">
      <style:text-properties style:text-underline-style="none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version </text:p>
      <text:list xml:id="list8848536060999715195" text:style-name="WWNum9">
        <text:list-item>
          <text:p text:style-name="P4">(operador de coerción de tipos)<text:tab/>“::”</text:p>
        </text:list-item>
      </text:list>
      <text:p text:style-name="P1"/>
      <text:p text:style-name="P1">Formato</text:p>
      <text:list xml:id="list4707648642866066713" text:style-name="WWNum4">
        <text:list-item>
          <text:p text:style-name="P5">to_char(valor, máscara(cadena))</text:p>
        </text:list-item>
        <text:list-item>
          <text:p text:style-name="P5">to_number()</text:p>
        </text:list-item>
        <text:list-item>
          <text:p text:style-name="P5">to_date()</text:p>
        </text:list-item>
        <text:list-item>
          <text:p text:style-name="P5">to_timestamp()</text:p>
        </text:list-item>
      </text:list>
      <text:p text:style-name="P1"><draw:rect text:anchor-type="as-char" svg:y="0in" draw:z-index="0" draw:style-name="gr1" draw:text-style-name="P16" svg:width="0.0012in" svg:height="0.0213in"><text:p/></draw:rect></text:p>
      <text:p text:style-name="P1">para igualar a NULL se usa:</text:p>
      <text:list xml:id="list4977273529028074383" text:style-name="WWNum10">
        <text:list-item>
          <text:p text:style-name="P6">where ____ is null;</text:p>
        </text:list-item>
        <text:list-item>
          <text:p text:style-name="P6">where ____ is not null;</text:p>
        </text:list-item>
      </text:list>
      <text:p text:style-name="P1"/>
      <text:p text:style-name="P1">NULL:</text:p>
      <text:list xml:id="list2510428099558787955" text:style-name="WWNum6">
        <text:list-item>
          <text:p text:style-name="P7">coalesce(columna del dato, valor (número, fecha)) quita null</text:p>
        </text:list-item>
      </text:list>
      <text:p text:style-name="P1"><draw:rect text:anchor-type="as-char" svg:y="0in" draw:z-index="1" draw:style-name="gr1" draw:text-style-name="P16" svg:width="0.0012in" svg:height="0.0213in"><text:p/></draw:rect></text:p>
      <text:p text:style-name="P1">Pertenencia a un conjunto:</text:p>
      <text:list xml:id="list6654580282502777750" text:style-name="WWNum1">
        <text:list-item>
          <text:p text:style-name="P8">where _____ in (valor, valor, ….)</text:p>
        </text:list-item>
        <text:list-item>
          <text:p text:style-name="P8">where _____ not in (valor, valor, ….)</text:p>
        </text:list-item>
      </text:list>
      <text:p text:style-name="P1"><draw:rect text:anchor-type="as-char" svg:y="0in" draw:z-index="2" draw:style-name="gr1" draw:text-style-name="P16" svg:width="0.0012in" svg:height="0.0213in"><text:p/></draw:rect></text:p>
      <text:p text:style-name="P1">Pertenencia a un intervalo:</text:p>
      <text:list xml:id="list7336472485727914190" text:style-name="WWNum5">
        <text:list-item>
          <text:p text:style-name="P9">where _____ between (límite inferior) and (límite superior)</text:p>
        </text:list-item>
        <text:list-item>
          <text:p text:style-name="P9">where _____ not between (límite inferior) and (límite superior)</text:p>
        </text:list-item>
      </text:list>
      <text:p text:style-name="P1"><draw:rect text:anchor-type="as-char" svg:y="0in" draw:z-index="3" draw:style-name="gr1" draw:text-style-name="P16" svg:width="0.0012in" svg:height="0.0213in"><text:p/></draw:rect></text:p>
      <text:p text:style-name="P1">HAVING</text:p>
      <text:list xml:id="list8983057277538106698" text:style-name="WWNum2">
        <text:list-item>
          <text:p text:style-name="P10"><text:soft-page-break/>Actúa como un <text:s/>where después de un group by.</text:p>
        </text:list-item>
      </text:list>
      <text:p text:style-name="P1"><draw:rect text:anchor-type="as-char" svg:y="0in" draw:z-index="4" draw:style-name="gr1" draw:text-style-name="P16" svg:width="0.0012in" svg:height="0.0213in"><text:p/></draw:rect></text:p>
      <text:p text:style-name="P1">Combinación interna (la que siempre hemos usado)</text:p>
      <text:list xml:id="list279164731260410177" text:style-name="WWNum7">
        <text:list-item>
          <text:p text:style-name="P11">INNER JOIN</text:p>
        </text:list-item>
      </text:list>
      <text:p text:style-name="P1"><draw:rect text:anchor-type="as-char" svg:y="0in" draw:z-index="5" draw:style-name="gr1" draw:text-style-name="P16" svg:width="0.0012in" svg:height="0.0213in"><text:p/></draw:rect></text:p>
      <text:p text:style-name="P1">Combinación externa (aparecen resultados que no tengan parejas)</text:p>
      <text:list xml:id="list7044681572309108631" text:style-name="WWNum3">
        <text:list-item>
          <text:p text:style-name="P12">Combinación por la izquierda -- LEFT OUTER JOIN</text:p>
        </text:list-item>
        <text:list-item>
          <text:p text:style-name="P12">Combinación por la derecha -- RIGHT OUTER JOIN</text:p>
        </text:list-item>
        <text:list-item>
          <text:p text:style-name="P12">Combinación completa -- FULL OUTER JOIN</text:p>
        </text:list-item>
      </text:list>
      <text:p text:style-name="P1"><draw:rect text:anchor-type="as-char" svg:y="0in" draw:z-index="6" draw:style-name="gr1" draw:text-style-name="P16" svg:width="0.0012in" svg:height="0.0213in"><text:p/></draw:rect></text:p>
      <text:p text:style-name="P1">Dar nombre a una columna de una tabla</text:p>
      <text:p text:style-name="P1">select *</text:p>
      <text:p text:style-name="P1">from generate_series(1,12) as t(mes)</text:p>
      <text:p text:style-name="P1"><draw:rect text:anchor-type="as-char" svg:y="0in" draw:z-index="7" draw:style-name="gr1" draw:text-style-name="P16" svg:width="0.0012in" svg:height="0.0213in"><text:p/></draw:rect></text:p>
      <text:p text:style-name="P1"/>
      <text:p text:style-name="Standard"/>
      <text:p text:style-name="P2"/>
      <text:p text:style-name="P1">Operadores de conjunto</text:p>
      <text:p text:style-name="P1">U = unión (union)</text:p>
      <text:p text:style-name="P1">∩ = intersección (intersect)</text:p>
      <text:p text:style-name="P1">- = diferencia (except)</text:p>
      <text:p text:style-name="P1"/>
      <text:p text:style-name="P1">L= a, b, (c), d, (e)</text:p>
      <text:p text:style-name="P1">N= 1, 2 , (3), 4</text:p>
      <text:p text:style-name="P1"/>
      <text:p text:style-name="P1">L U N ={1,2,3,4,a,b,c,d,e}</text:p>
      <text:p text:style-name="P1">L ∩ <text:s/>N= {c,e,3}</text:p>
      <text:p text:style-name="P1">L - N = {a, b, d}</text:p>
      <text:p text:style-name="P1">N - L = {1, 2, 4}</text:p>
      <text:p text:style-name="P1"/>
      <text:p text:style-name="P1"/>
      <text:list xml:id="list4251700103509902162" text:style-name="WWNum8">
        <text:list-item>
          <text:p text:style-name="P13">Condiciones:</text:p>
        </text:list-item>
      </text:list>
      <text:list xml:id="list4812880230519106651" text:style-name="WWNum11">
        <text:list-item>
          <text:p text:style-name="P15">Las dos select deben devolver el mismo número de columnas.</text:p>
        </text:list-item>
        <text:list-item>
          <text:p text:style-name="P15">Las columnas de ambas select deben tener dominios compatibles dos a dos.</text:p>
        </text:list-item>
      </text:list>
      <text:p text:style-name="P1"/>
      <text:p text:style-name="P1">Se `puede utilizar la palabra “all” para que no se filtren las filas repetidas.</text:p>
      <text:p text:style-name="P1"/>
      <text:p text:style-name="P1"><draw:rect text:anchor-type="as-char" svg:y="0in" draw:z-index="8" draw:style-name="gr1" draw:text-style-name="P16" svg:width="0.0012in" svg:height="0.0213in"><text:p/></draw:rect></text:p>
      <text:p text:style-name="P1">Solo cuando hay order by</text:p>
      <text:list xml:id="list284666059846226338" text:style-name="WWNum12">
        <text:list-item>
          <text:p text:style-name="P14">Limit: limit número (número entero de filas, número máximo de filas que obtienes en el resultado)</text:p>
        </text:list-item>
        <text:list-item>
          <text:p text:style-name="P14">offset (se salta fila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4.7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0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0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0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0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0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0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0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0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5" meta:word-count="271" meta:character-count="1472" meta:non-whitespace-character-count="1266"/>
    <meta:generator>LibreOfficeDev/5.1.0.3$Linux_X86_64 LibreOffice_project/</meta:generator>
  </office:meta>
</office:document-meta>
</file>